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103.38mm"/>
    </style:style>
    <style:style style:name="co22" style:family="table-column">
      <style:table-column-properties fo:break-before="auto" style:column-width="56.67mm"/>
    </style:style>
    <style:style style:name="co3" style:family="table-column">
      <style:table-column-properties fo:break-before="auto" style:column-width="91.78mm"/>
    </style:style>
    <style:style style:name="co23" style:family="table-column">
      <style:table-column-properties fo:break-before="auto" style:column-width="69.11mm"/>
    </style:style>
    <style:style style:name="co25" style:family="table-column">
      <style:table-column-properties fo:break-before="auto" style:column-width="140.16mm"/>
    </style:style>
    <style:style style:name="co26" style:family="table-column">
      <style:table-column-properties fo:break-before="auto" style:column-width="57.77mm"/>
    </style:style>
    <style:style style:name="co27" style:family="table-column">
      <style:table-column-properties fo:break-before="auto" style:column-width="55.62mm"/>
    </style:style>
    <style:style style:name="co28" style:family="table-column">
      <style:table-column-properties fo:break-before="auto" style:column-width="42.56mm"/>
    </style:style>
    <style:style style:name="co29" style:family="table-column">
      <style:table-column-properties fo:break-before="auto" style:column-width="42.3mm"/>
    </style:style>
    <style:style style:name="co15" style:family="table-column">
      <style:table-column-properties fo:break-before="auto" style:column-width="134.9mm"/>
    </style:style>
    <style:style style:name="co16" style:family="table-column">
      <style:table-column-properties fo:break-before="auto" style:column-width="56.39mm"/>
    </style:style>
    <style:style style:name="co17" style:family="table-column">
      <style:table-column-properties fo:break-before="auto" style:column-width="37.87mm"/>
    </style:style>
    <style:style style:name="co18" style:family="table-column">
      <style:table-column-properties fo:break-before="auto" style:column-width="105.87mm"/>
    </style:style>
    <style:style style:name="co19" style:family="table-column">
      <style:table-column-properties fo:break-before="auto" style:column-width="61.65mm"/>
    </style:style>
    <style:style style:name="co20" style:family="table-column">
      <style:table-column-properties fo:break-before="auto" style:column-width="72.71mm"/>
    </style:style>
    <style:style style:name="co24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09.47mm"/>
    </style:style>
    <style:style style:name="co31" style:family="table-column">
      <style:table-column-properties fo:break-before="auto" style:column-width="56.94mm"/>
    </style:style>
    <style:style style:name="co32" style:family="table-column">
      <style:table-column-properties fo:break-before="auto" style:column-width="37.31mm"/>
    </style:style>
    <style:style style:name="co33" style:family="table-column">
      <style:table-column-properties fo:break-before="auto" style:column-width="52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style:font-style-asian="italic" style:font-style-complex="italic"/>
    </style:style>
    <style:style style:name="ce7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ext-properties style:text-position="" fo:font-style="italic" style:font-style-asian="italic" style:font-style-complex="italic"/>
    </style:style>
    <style:style style:name="ce9" style:family="table-cell" style:parent-style-name="Default"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ext-properties style:text-position="" fo:font-style="italic" style:font-style-asian="italic" style:font-style-complex="italic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1962-1966 - British pop" table:style-name="ta1"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row table:style-name="ro1">
          <table:table-cell table:number-columns-repeated="4" table:style-name="ce5" office:value-type="string" calcext:value-type="string">
            <text:p>1962-1966: British pop</text:p>
          </table:table-cell>
        </table:table-row>
        <table:table-row table:style-name="ro1">
          <table:table-cell table:style-name="ce5" office:value-type="string" calcext:value-type="string">
            <text:p>Songs</text:p>
          </table:table-cell>
          <table:table-cell table:style-name="ce5" office:value-type="string" calcext:value-type="string">
            <text:p>Weeks on Hot 100's 1st position</text:p>
          </table:table-cell>
          <table:table-cell table:style-name="ce5" office:value-type="string" calcext:value-type="string">
            <text:p>Vocal accompaniment (choruses) in close harmony</text:p>
          </table:table-cell>
          <table:table-cell table:style-name="ce5" office:value-type="string" calcext:value-type="string">
            <text:p>Emphasis on all the beats of 4/4 bar</text:p>
          </table:table-cell>
        </table:table-row>
        <table:table-row table:style-name="ro1">
          <table:table-cell table:style-name="ce6" office:value-type="float" office:value="1962" calcext:value-type="float">
            <text:p>1962</text:p>
          </table:table-cell>
          <table:table-cell table:number-columns-repeated="3" table:style-name="ce8"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Bobby Boris Pickett And The Crypt-Kickers - Monster M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obby Vinton - Roses Are Red (My Lov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ruce Channel - Hey! Bab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ubby Checker - The Tw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nnie Francis - Don't Break The Heart That Loves Yo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David Rose &amp; His Orchestra - The Stripp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lvis Presley With The Jordanaires - Good Luck Ch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 Chandler - Duke Of Ea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Joey Dee &amp; The Starliters - Peppermint Twist Part I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ittle Eva - The Loco-Mo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r. Acker Bilk - Stranger On The Sho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eil Sedaka - Breaking Up Is Hard To 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y Charles - I Can't Stop Loving You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helley Fabares - Johnny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4 Seasons - Big Girls Don't C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4 Seasons - Sher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Crystals - He's A Rebe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Shirelles - Soldier Bo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Tokens - The Lion Sleeps Tonigh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7" office:value-type="string" calcext:value-type="string">
            <text:p>The Tornados - Tel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mmy Roe - Sheil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6" office:value-type="float" office:value="1963" calcext:value-type="float">
            <text:p>1963</text:p>
          </table:table-cell>
          <table:table-cell table:number-columns-repeated="3" table:style-name="ce8" office:value-type="float" office:value="1963" calcext:value-type="float">
            <text:p>1963</text:p>
          </table:table-cell>
        </table:table-row>
        <table:table-row table:style-name="ro1">
          <table:table-cell office:value-type="string" calcext:value-type="string">
            <text:p>Bobby Vinton - Blue Velv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ale &amp; Grace - I'm Leaving It Up To Yo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an &amp; Dean - Surf Cit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Jimmy Gilmer And The Fireballs - Sugar Shac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Jimmy Soul - If You Wanna Be Happ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Kyu Sakamoto - Sukiyaki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esley Gore - It's My Pa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ittle Peggy March - I Will Follow H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ittle Stevie Wonder - Fingertips - P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ino Tempo &amp; April Stevens - Deep Pur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ul and Paula - Hey Paul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Ruby &amp; The Romantics - Our Day Will C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Steve Lawrence - Go Away Little Gir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4 Seasons - Walk Like A Ma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Angels - My Boyfriend's Ba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Chiffons - He's So F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The Essex - Easier Said Than D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The Rooftop Singers - Walk Right 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The Singing Nun (Soeur Sourire) - Dominiq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7" office:value-type="string" calcext:value-type="string">
            <text:p>The Tornados - Tel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Tymes - So Much In 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6" office:value-type="float" office:value="1964" calcext:value-type="float">
            <text:p>1964</text:p>
          </table:table-cell>
          <table:table-cell table:number-columns-repeated="3" table:style-name="ce8"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Bobby Vinton - Mr. Lone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obby Vinton - There! I've Said It Ag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ean Martin - Everybody Loves Somebo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Lorne Greene - Ri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ouis Armstrong And The All Stars - Hello, Dolly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nfred Mann - Do Wah Diddy Did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ry Wells - My Gu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eter And Gordon - A World Without L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y Orbison And The Candy Men - Oh, Pretty Wo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4 Seasons Featuring The Sound Of Frankie Valli - Rag Do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Animals - The House of the Rising Su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Beach Boys - I Get Aroun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Beatles - A Hard Day's Nigh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Beatles - Can't Buy Me Lo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Beatles - I Feel F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Beatles - I Want To Hold Your Ha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Beatles - Love Me D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Beatles - She Loves Yo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Dixie Cups - Chapel Of Lo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Shangri-Las - Leader Of The P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Supremes - Baby L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The Supremes - Come See About 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Supremes - Where Did Our Love G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table:number-columns-repeated="3" table:style-name="ce8"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Barry McGuire - Eve Of Destruc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ur Tops - I Can't Help Myself (Sugar Pie Honey Bunch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eddie And The Dreamers - I'm Telling You N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ry Lewis And The Playboys - This Diamond R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Herman's Hermits - I'm Henry VIII, I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erman's Hermits - Mrs. Brown You've Got A Lovely Daugh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etula Clark - Downt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onny &amp; Cher - I Got You Bab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Beach Boys - Help Me, Rhond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Beatles - Eight Days a We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Beatles - Help!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Beatles - I Feel F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Beatles - Ticket to Ri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Beatles - Yesterd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Byrds - Mr. Tambourine 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Byrds - Turn! Turn! Turn! (To Everything There Is A Season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7" office:value-type="string" calcext:value-type="string">
            <text:p>The Dave Clark Five - Over And O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McCoys - Hang On Sloo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Righteous Brothers - You've Lost That Lovin' Feelin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Rolling Stones - (I Can't Get No) Satisfa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Rolling Stones - Get Off of My 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7" office:value-type="string" calcext:value-type="string">
            <text:p>The Supremes - Back In My Arms Aga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7" office:value-type="string" calcext:value-type="string">
            <text:p>The Supremes - Come See About 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7" office:value-type="string" calcext:value-type="string">
            <text:p>The Supremes - I Hear A Symphon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Supremes - Stop! In The Name Of Lo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Temptations - My Gir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ayne Fontana And The Mindbenders - Game Of 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6" office:value-type="float" office:value="1966" calcext:value-type="float">
            <text:p>1966</text:p>
          </table:table-cell>
          <table:table-cell table:number-columns-repeated="3" table:style-name="ce8"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Donovan - Sunshine Super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our Tops - Reach Out I'll Be The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ank Sinatra - Stranges In The Nigh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Johnny Rivers - Poor Side Of T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ou Christie - Lightnin' Strik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ncy Sinatra - These Boots Are Made For Walkin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ercy Sledge - When A Man Loves A Wo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etula Clark - My Lo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Question Mark &amp; The Mysterians - 96 Te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mon &amp; Garfunkel - The Sound Of Silenc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Ssgt Barry Sadler - The Ballad Of The Green Ber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The Association - Cheris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Beach Boys - Good Vibration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Beatles - Paperback Wri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Beatles - We Can Work It 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Lovin' Spoonful - Summer In The C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Mamas &amp; The Papas - Monday, Mon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Monkees - I'm A Belie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Monkees - Last Train To Clarks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New Vaudeville Band - Winchester Cathedr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The Righteous Brothers - (You're My) Soul And Inspi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Rolling Stones - Paint It,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Supremes - You Can't Hurry Lo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Supremes - You Keep Me Hangin' 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Troggs - Wild Th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The Young Rascals - Good Lovin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ommy James And The Shondells - Hanky Pan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</table:table>
      <table:table table:name="1975-1979 - Disco &amp; Punk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4" table:style-name="ce5" office:value-type="string" calcext:value-type="string">
            <text:p>1975-1979: Disco &amp; Punk</text:p>
          </table:table-cell>
          <table:table-cell table:style-name="ce9" office:value-type="string" calcext:value-type="string">
            <text:p>1975-1979: Disco &amp; Punk</text:p>
          </table:table-cell>
        </table:table-row>
        <table:table-row table:style-name="ro1">
          <table:table-cell table:style-name="ce5" office:value-type="string" calcext:value-type="string">
            <text:p>Songs</text:p>
          </table:table-cell>
          <table:table-cell table:style-name="ce5" office:value-type="string" calcext:value-type="string">
            <text:p>Weeks on Hot 100's 1st position</text:p>
          </table:table-cell>
          <table:table-cell table:style-name="ce5" office:value-type="string" calcext:value-type="string">
            <text:p>Backing keyboard instruments (piano, electric organ, string synth, electromechanical keyboards)</text:p>
          </table:table-cell>
          <table:table-cell table:style-name="ce5" office:value-type="string" calcext:value-type="string">
            <text:p>Orchestral instruments (bowed string or brass sections)</text:p>
          </table:table-cell>
          <table:table-cell table:style-name="ce5" office:value-type="string" calcext:value-type="string">
            <text:p>Distorted power chords</text:p>
          </table:table-cell>
        </table:table-row>
        <table:table-row table:style-name="ro1">
          <table:table-cell table:style-name="ce6" office:value-type="float" office:value="1975" calcext:value-type="float">
            <text:p>1975</text:p>
          </table:table-cell>
          <table:table-cell table:number-columns-repeated="4" table:style-name="ce8"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America - Sister Golden Hai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WB - Pick Up The Piec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.J. Thomas - (Hey Won't You Play) Another Somebody Done Somebody Wrong S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Barry Manilow - Man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ee Gees - Jive Talkin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ptain &amp; Tennille - Love Will Keep Us Tog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rpenters - Please Mr. Post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avid Bowie - Fam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agles - Best of My Lov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agles - One Of These Night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arth, Wind &amp; Fire - Shining St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lton John - Island Gi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lton John - Lucy In The Sky With Diamo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rankie Valli - My Eyes Adored 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reddy Fender - Before The Next Teardrop Fall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en Campbell - Rhinestone Cowbo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Hamilton, Joe Frank &amp; Reynolds - Fallin' In L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ohn Denver - I'm So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ohn Denver - Thank God I'm A Country Bo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C And The Sunshine Band - Get Down Tonigh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C And The Sunshine Band - That's The Way (I Like It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abelle - Lady Marmala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inda Ronstadt - You're No 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nnie Riperton - Lovin' 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eil Sedaka - Bad Bl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eil Sedaka - Laughter In The Ra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hio Players - 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livia Newton-John - Have You Never Been Me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lver Convention - Fly Robin, F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Doobie Brothers - Black Wa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Elton John Band - Philadelphia Freedo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The Staple Singers - Let's Do It Ag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ony Orlando &amp; Dawn - He Don't Love You Like I Love Yo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an McCoy And The Soul City Symphony - The Hust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ings - Listen To What The Man Sai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6" office:value-type="float" office:value="1976" calcext:value-type="float">
            <text:p>1976</text:p>
          </table:table-cell>
          <table:table-cell table:number-columns-repeated="4" table:style-name="ce8" office:value-type="float" office:value="1976" calcext:value-type="float">
            <text:p>1976</text:p>
          </table:table-cell>
        </table:table-row>
        <table:table-row table:style-name="ro1">
          <table:table-cell table:style-name="ce7" office:value-type="string" calcext:value-type="string">
            <text:p>Barry Manilow - I Write The Song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y City Rollers - Saturday 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ee Gees - You Should Be Danc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ellamy Brothers - Let Your Love Flo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icago - If You Leave Me N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CW McCall - Conv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iana Ross - Love Hangov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iana Ross - Theme From Mahogany (Do You Know Where You're Going To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lton John &amp; Kiki Dee - Don't Go Breaking My Hear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ohn Sebastian - Welcome 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ohnnie Taylor - Disco Lad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C And The Sunshine Band - (Shake, Shake, Shake) Shake Your Boot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hio Players - Love Rollercoa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ul Simon - 50 Ways To Leave Your Lover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hythm Heritage - Theme From S.W.A.T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Rick Dees &amp; His Cast Of Idiots - Disco Duck (Part I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d Stewart - Tonight's The Night (Gonna Be Alright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arland Vocal Band - Afternoon Del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eve Miller - Rock'n M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4 Seasons - December, 1963 (Oh, What A Night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Manhattans - Kiss And Say Goodby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Miracles - Love Machine [Part 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Sylvers - Boogie Fe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alter Murphy &amp; The Big Apple Band - A Fifth Of Beethov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ild Cherry - Play That Funky Mus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ings - Silly Love Song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6" office:value-type="float" office:value="1977" calcext:value-type="float">
            <text:p>1977</text:p>
          </table:table-cell>
          <table:table-cell table:number-columns-repeated="4" table:style-name="ce8"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ABBA - Dancing Que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an O'Day - Undercover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dy Gibb - I Just Want To Be Your Everyth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rbra Streisand - Evergreen (Love Theme From A Star Is Born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7" office:value-type="string" calcext:value-type="string">
            <text:p>Barry Manilow - Looks Like We Made I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ee Gees - How Deep Is Your Lo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ill Conti - Gonna Fly N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aryl Hall And John Oates - Rich Gi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avid Soul - Don't Give Up On 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ebby Boone - You Light Up My Lif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agles - Hotel Califor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7" office:value-type="string" calcext:value-type="string">
            <text:p>Eagles - New Kid In Tow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leetwood Mac - Dre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en Campbell - Southern Nigh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C And The Sunshine Band - I'm Your Boogie 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eo Sayer - When I Need 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eo Sayer - You Make Me Feel Like Danc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nfred Mann's Earth Band - Blinded By The 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rilyn McCoo &amp; Billy Davis Jr. - You Don't Have To Be A Star (To Be In My Show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rvin Gaye - Got To Give It Up (Pt. I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ry MacGregor - Torn Between Two Lover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co - Star Wars Theme-Cantina Ban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d Stewart - Tonight's The Night (Gonna Be Alrigh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se Royce - Car Was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aun Cassidy - Da Doo Ron R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evie Wonder - I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evie Wonder - Sir Duk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Emotions - Best Of My Lo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lma Houston - Don't Leave Me This W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6" office:value-type="float" office:value="1978" calcext:value-type="float">
            <text:p>1978</text:p>
          </table:table-cell>
          <table:table-cell table:number-columns-repeated="4" table:style-name="ce8"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A Taste Of Honey - Boogie Oogie Oog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dy Gibb - (Love Is) Thicker Than Wat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dy Gibb - Shadow Danc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ne Murray - You Needed 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rbra Streisand &amp; Neil Diamond - You Don't Bring Me Flower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ee Gees - How Deep Is Your L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ee Gees - Night Fev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ee Gees - Stayin' Ali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ic - Le Frea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modores - Three Times A Lad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onna Summer - MacArthur Par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xile - Kiss You All Ov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rankie Valli - Grea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ohn Travolta &amp; Olivia Newton-John - You're The One That I Wa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ohnny Mathis And Deniece Williams - Too Much, Too Little, Too 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ick Gilder - Hot Child In The Cit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ayer - Baby Come B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Rolling Stones - Miss Yo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ings - With A Little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Yvonne Elliman - If I Can't Have 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6" office:value-type="float" office:value="1979" calcext:value-type="float">
            <text:p>1979</text:p>
          </table:table-cell>
          <table:table-cell table:number-columns-repeated="4" table:style-name="ce8"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Amii Stewart - Knock On Woo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nita Ward - Ring My Be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rbra Streisand &amp; Donna Summers - No More Tears (Enough Is Enough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ee Gees - Love You Inside O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ee Gees - Too Much Hea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ee Gees - Traged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ondie - Heart Of G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ic - Good Tim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ic - Le Frea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modores - Sti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onna Summer - Bad Girl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onna Summer - Hot Stuf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oobie Brothers - What A Fool Belie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agles - Heartache Tonigh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oria Gaynor - I Will Surv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erb Alpert - Ri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 - Pop Muz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chael Jackson - Don't Stop 'Til You Get Eno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eaches &amp; Herb - Reuni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bert John - Sad E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d Stewart - Da Ya Think I'm Sex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upert Holmes - Escape (The Pina Colada Song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yx - Bab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Knack - My Sharon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</table:table>
      <table:table table:name="1989-1993 - Hip hop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number-columns-repeated="4" table:style-name="ce14" office:value-type="string" calcext:value-type="string">
            <text:p>1989-1993: Hip hop</text:p>
          </table:table-cell>
        </table:table-row>
        <table:table-row table:style-name="ro1">
          <table:table-cell table:style-name="ce14" office:value-type="string" calcext:value-type="string">
            <text:p>Songs</text:p>
          </table:table-cell>
          <table:table-cell table:style-name="ce14" office:value-type="string" calcext:value-type="string">
            <text:p>Weeks on Hot 100's 1st position</text:p>
          </table:table-cell>
          <table:table-cell table:style-name="ce14" office:value-type="string" calcext:value-type="string">
            <text:p>Drum machine</text:p>
          </table:table-cell>
          <table:table-cell table:style-name="ce14" office:value-type="string" calcext:value-type="string">
            <text:p>High load of low frequencies</text:p>
          </table:table-cell>
        </table:table-row>
        <table:table-row table:style-name="ro1">
          <table:table-cell table:style-name="ce15" office:value-type="float" office:value="1989" calcext:value-type="float">
            <text:p>1989</text:p>
          </table:table-cell>
          <table:table-cell table:number-columns-repeated="3" table:style-name="ce17"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Bad English - When I See You Smi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ngles - Eternal Fla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ette Midler - Wind Beneath My Wings (From 'Beaches'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illy Joel - We Didn't Start The 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bby Brown - My Prerog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n Jovi - I'll Be There For Yo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ebbie Gibson - Lost In Your E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16" office:value-type="string" calcext:value-type="string">
            <text:p>Fine Young Cannibals - Good T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ine Young Cannibals - She Drives Me Craz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oria Estefan - Don't Wanna Lose You N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anet Jackson - Miss You Mu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donna - Like A Pray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rtika - Toy Soldier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16" office:value-type="string" calcext:value-type="string">
            <text:p>Michael Damian - Rock On ('From A Little Dream'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ke - The Living Yea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lli Vanilli - Baby Don't Forget My Num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lli Vanilli - Blame It on the Ra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lli Vanilli - Girl I'm Gonna Miss Yo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ew Kids On The Block - Hangin T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ew Kids On The Block - I'll Be Loving You (Forever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ula Abdul - Cold Hear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16" office:value-type="string" calcext:value-type="string">
            <text:p>Paula Abdul - Forever Your Gir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ula Abdul - Straight U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hil Collins - Another Day In Paradi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hil Collins - Two Hear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oison - Every Rose Has Its Thor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ince - Batdance (From 'Batman'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ichard Marx - Right Here Wait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ichard Marx - Satisfi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xette - Listen To Your Hea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xette - The Lo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16" office:value-type="string" calcext:value-type="string">
            <text:p>Sheriff - When I'm With Yo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mply Red - If You Don't Know Me By N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15" office:value-type="float" office:value="1990" calcext:value-type="float">
            <text:p>1990</text:p>
          </table:table-cell>
          <table:table-cell table:number-columns-repeated="3" table:style-name="ce17"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Alannah Myles - Black Velv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orge Michael - Praying For Ti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enn Medeiros - She Ain't Worth I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James Ingram - I Don't Have The Hea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anet Jackson - Black 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anet Jackson - Escapad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Jon Bon Jovi - Blaze Of Glo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donna - Vog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riah Carey - Love Takes Tim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riah Carey - Vision Of L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xi Priest - Close To 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chael Bolton - How Am I Supposed To Live Without You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16" office:value-type="string" calcext:value-type="string">
            <text:p>Nelson - (Can't Live Without Your) Love And Affec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ew Kids On The Block - Step By St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ula Abdul - Opposites Attrac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hil Collins - Another Day In Paradi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16" office:value-type="string" calcext:value-type="string">
            <text:p>Roxette - It Must Have Been Lo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nead O Connor - Nothing Compares 2 U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evie B - Because I Love You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16" office:value-type="string" calcext:value-type="string">
            <text:p>Sweet Sensation - If Wishes Came 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ylor Dayne - Love Will Lead You B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ommy Page - I'll Be Your Everyth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anilla Ice - Ice Ice Bab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hitney Houston - I'm Your Baby To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ilson Phillips - Hold 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ilson Phillips - Release M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15" office:value-type="float" office:value="1991" calcext:value-type="float">
            <text:p>1991</text:p>
          </table:table-cell>
          <table:table-cell table:number-columns-repeated="3" table:style-name="ce17" office:value-type="float" office:value="1991" calcext:value-type="float">
            <text:p>1991</text:p>
          </table:table-cell>
        </table:table-row>
        <table:table-row table:style-name="ro1">
          <table:table-cell table:style-name="ce16" office:value-type="string" calcext:value-type="string">
            <text:p>Amy Grant - Baby Ba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ryan Adams - (Everything I Do) I Do It For You (From 'Robin Hood'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+C Music Factory - Gonna Make You Swea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16" office:value-type="string" calcext:value-type="string">
            <text:p>Color Me Badd - I Adore Mi Am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MF - Unbeliev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xtreme - More Than Word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oria Estefan - Coming Out Of The Dar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16" office:value-type="string" calcext:value-type="string">
            <text:p>Hi-Five - I Like The Way (The Kissing Ga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anet Jackson - Love Will Never Do (Without You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aryn White - Roman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ondonbeat - I've Been Thinking About 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donna - Justify My Lo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16" office:value-type="string" calcext:value-type="string">
            <text:p>Mariah Carey - Emotion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riah Carey - I Don't Wanna C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riah Carey - Some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6" office:value-type="string" calcext:value-type="string">
            <text:p>Marky Mark - Good Vibration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chael Bolton - When A Man Loves A Wo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chael Jackson - Black Or Wh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6" office:value-type="string" calcext:value-type="string">
            <text:p>P.M. Dawn - Set Adrift On Memory Bl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ula Abdul - Rush 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6" office:value-type="string" calcext:value-type="string">
            <text:p>Paula Abdul - The Promise Of A New 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ince And The N.P.G. - Crea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xette - Joyri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16" office:value-type="string" calcext:value-type="string">
            <text:p>Surface - The First Tim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immy T. - One More 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hitney Houston - All The Man That I Ne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ilson Phillips - You're In L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15" office:value-type="float" office:value="1992" calcext:value-type="float">
            <text:p>1992</text:p>
          </table:table-cell>
          <table:table-cell table:number-columns-repeated="3" table:style-name="ce17"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Boyz II Men - End Of The Road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lor Me Badd - All 4 L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orge Michael &amp; Elton John - Don't Let The Sun Go Down On 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ris Kross - Jump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donna - This Used To Be My Playg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riah Carey - I'll Be The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chael Jackson - Black Or 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r. Big - To Be With You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ight Said Fred - I'm Too Sex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r Mix-A-Lot - Baby Got Bac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Heights - How Do You Talk To An Ange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anessa William - Save The Best For Las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hitney Houston - I Will Always Love You (From 'The Bodyguard'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15" office:value-type="float" office:value="1993" calcext:value-type="float">
            <text:p>1993</text:p>
          </table:table-cell>
          <table:table-cell table:number-columns-repeated="3" table:style-name="ce17" office:value-type="float" office:value="1993" calcext:value-type="float">
            <text:p>1993</text:p>
          </table:table-cell>
        </table:table-row>
        <table:table-row table:style-name="ro1">
          <table:table-cell table:style-name="ce16" office:value-type="string" calcext:value-type="string">
            <text:p>Janet Jackson - Aga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anet Jackson - That's The Way Love Go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riah Carey - Dreamlov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riah Carey - H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at Loaf - I'd Do Anything For Love (But I Won't Do That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eabo Bryson - A Whole New World (Aladdin's Theme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lk - Freak M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now - Inform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WV - Wea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B40 <text:s/>- Can't Help Falling In Lov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hitney Houston - I Will Always Love You (From 'The Bodyguard'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</table:table-row>
      </table:table>
      <table:table table:name="1997-2001 - Boy-Girl bands &amp; Pop starlet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row table:style-name="ro1">
          <table:table-cell table:number-columns-repeated="4" table:style-name="ce1" office:value-type="string" calcext:value-type="string">
            <text:p>1997-2001: Boy-Girl bands &amp; Pop starlets</text:p>
          </table:table-cell>
        </table:table-row>
        <table:table-row table:style-name="ro1"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Weeks on Hot 100's 1st position</text:p>
          </table:table-cell>
          <table:table-cell table:style-name="ce1" office:value-type="string" calcext:value-type="string">
            <text:p>Electronic backing</text:p>
          </table:table-cell>
          <table:table-cell table:style-name="ce1" office:value-type="string" calcext:value-type="string">
            <text:p>Vocal accompaniment (choruses) in close harmony</text:p>
          </table:table-cell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 table:number-columns-repeated="3" table:style-name="ce4"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Boyz II Men - 4 Seasons Of Lonelin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lton John - Candle In The Wind 1997-Something About The Way You Look Tonigh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anson - Mmmb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riah Carey - Hone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Puff Daddy Featuring Mase - Can't Nobody Hold Me Dow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uff Daddy &amp; Faith Evans Featuring 112 - I'll Be Missing You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ice Girls - Wannab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Notorious B.I.G. - Hypnoti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Notorious B.I.G. Featuring Puff Daddy &amp; Mase - Mo Money Mo Proble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oni Braxton - Un-Break My Hear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 table:number-columns-repeated="3" table:style-name="ce4"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Aerosmith - I Don't Want To Miss A Th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renaked Ladies - One We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randy &amp; Monica - The Boy Is Min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eline Dion - My Heart Will Go 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Divine - Lat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lton John - Candle In The Wind 1997-Something About The Way You Look Tonigh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Janet Jackson - Together Aga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-Ci &amp; JoJo - All My Lif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uryn Hill - Doo Wop (That Thing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riah Carey - My 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onica - The First Nigh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Next - Too Clos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. Kelly - I'm Your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age Garden - Truly Madly Deep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sher - Nice &amp; Sl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ill Smith - Gettin' Jiggy Wit 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float" office:value="1999" calcext:value-type="float">
            <text:p>1999</text:p>
          </table:table-cell>
          <table:table-cell table:number-columns-repeated="3" table:style-name="ce4"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Brandy - Have You E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ritney Spears - ...Baby One more Tim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er - Belie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ristina Aguilera - Genie In A Bott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tiny's Child - Bills, Bills, Bil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Enrique Iglesias - Baila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Jennifer Lopez - If You Had My Lo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riah Carey Featuring Jay-Z - Heartbrea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onica - Angel Of 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. Kelly - I'm Your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icky Martin - Livin' La Vida Lo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ntana Featuring Rob Thomas - Smooth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LC - No Scrub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LC - Unprett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ill Smith Featuring Dru Hill - Wild Wild W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number-columns-repeated="3" table:style-name="ce4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Aaliyah - Try Ag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ristina Aguilera - Come On Over Baby (All I Want Is You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ristina Aguilera - What A Girl Wan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reed - With Arms Wide Op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estiny's Child - Independent Women Part 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tiny's Child - Say My Nam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Enrique Iglesias - Be With You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Janet Jackson - Doesn't Really Matt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nestar - Ama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donna - Mus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riah Carey Featuring Joe - Thank God I Found Yo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tchbox Twenty - B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 Sync - It's Gonna Be M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ntana Featuring Rob Thomas - Smoo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ntana Featuring The Product G&amp;B - Maria Mari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age Garden - I Knew I Loved You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sqo - Incomple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Vertical Horizon - Everything You Wa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2" office:value-type="float" office:value="2001" calcext:value-type="float">
            <text:p>2001</text:p>
          </table:table-cell>
          <table:table-cell table:number-columns-repeated="3" table:style-name="ce4"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licia Keys - Fallin'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ristina Aguilera, Lil' Kim, Mya &amp; Pink - Lady Marmalad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razy Town - Butterf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estiny's Child - Bootyliciou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tiny's Child - Independent Women Par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Janet Jackson - All For You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Jennifer Lopez Featuring Ja Rule - I'm Re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oe Featuring Mystikal - Stut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ry J. Blige - Family Affai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Nickelback - How You Remind M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utkast - Ms. Jack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Shaggy Featuring Rayvon -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aggy Featuring Ricardo 'RikRok' Ducent - It Wasn't 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sher - U Got It B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sher - U Remind M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</table:table-row>
      </table:table>
      <table:table table:name="2012-2016 - Trap" table:style-name="ta1"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4" table:style-name="ce1" office:value-type="string" calcext:value-type="string">
            <text:p>2012-2016: Trap</text:p>
          </table:table-cell>
        </table:table-row>
        <table:table-row table:style-name="ro1"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Weeks on Hot 100's 1st position</text:p>
          </table:table-cell>
          <table:table-cell table:style-name="ce1" office:value-type="string" calcext:value-type="string">
            <text:p>Sub-bass double/triple kick drums</text:p>
          </table:table-cell>
          <table:table-cell table:style-name="ce1" office:value-type="string" calcext:value-type="string">
            <text:p>Double-time, triple-time, twitchy hi-hats</text:p>
          </table:table-cell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number-columns-repeated="3" table:style-name="ce4"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dele - Set Fire To The Ra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runo Mars - Locked Out Of Heave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rly Rae Jepsen - Call Me Mayb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lo Rida - Whis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un Featuring Janelle Monae - We Are Young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otye Featuring Kimbra - Somebody That I Used To Kno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Katy Perry - Part Of 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elly Clarkson - Stronger (What Doesn't Kill You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MFAO - Sexy And I Know I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aroon 5 - One More Nig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ihanna - Diamo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ihanna Featuring Calvin Harris - We Found Lo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Taylor Swift - We Are Never Ever Getting Back Tog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number-columns-repeated="3" table:style-name="ce4"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aauer - Harlem Shak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runo Mars - Locked Out Of Heave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runo Mars - When I Was Your 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minem Featuring Rihanna - The Mons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aty Perry - Ro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orde - Royal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cklemore &amp; Ryan Lewis Featuring Ray Dalton - Can't Hold 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cklemore &amp; Ryan Lewis Featuring Wanz - Thrift Sh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ley Cyrus - Wrecking Ba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nk Featuring Nate Ruess - Just Give Me A Reas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bin Thicke Featuring T.I. + Pharrell - Blurred Lin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number-columns-repeated="3" table:style-name="ce4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minem Featuring Rihanna - The Mons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ggy Azalea Featuring Charli XCX - Fanc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John Legend - All Of M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aty Perry Featuring Juicy J - Dark Hor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! - Rud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ghan Trainor - All About That Ba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harrell Williams - Happ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tbull Featuring Ke$ha - Timb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ylor Swift - Blank Spa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ylor Swift - Shake It 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number-columns-repeated="3" table:style-name="ce4"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dele - Hell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ustin Bieber - What Do You M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rk Ronson Featuring Bruno Mars - Uptown Funk!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MI - Cheerlea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ylor Swift - Blank Sp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ylor Swift Featuring Kendrick Lamar - Bad Bloo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Weeknd - Can't Feel My Fac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Weeknd - The Hill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iz Khalifa Featuring Charlie Puth - See You Ag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number-columns-repeated="3" table:style-name="ce4"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dele - Hell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esiigner - Pand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ake Featuring WizKid &amp; Kyla - One Danc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ustin Bieber - Love Yoursel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ustin Bieber - Sor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Justin Timberlake - Can't Stop The Feeling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e Sremmurd Featuring Gucci Mane - Black Beatl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ihanna Featuring Drake - Work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 Featuring Sean Paul - Cheap Thri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Chainsmokers Featuring Halsey - Clos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Zayn - Pillowta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15:10:53.61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5T18:31:43.180000000</dc:date>
    <meta:editing-duration>P2DT1H28M3S</meta:editing-duration>
    <meta:editing-cycles>445</meta:editing-cycles>
    <meta:generator>LibreOffice/4.4.0.3$Windows_x86 LibreOffice_project/de093506bcdc5fafd9023ee680b8c60e3e0645d7</meta:generator>
    <meta:document-statistic meta:table-count="5" meta:cell-count="2245" meta:object-count="0"/>
  </office:meta>
</office:document-meta>
</file>